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oftware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re there design patterns </text:p>
            <text:p>we can use for the design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do we need to do for creating a good design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Divide system into part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Ensure that we have all needed piec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andle cross-cutting conc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Ensure that we have taken care of </text:p>
            <text:p>non-functional need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aken together, it defines</text:p>
            <text:p>Software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rchitectural Styles/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lient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Event driv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eer to pe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ervice orien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ipes and fil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lug-i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Layere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istribu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Object orien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Model-View-Controller (MVC)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What Is Software Architecture?</text:p>
            <text:p>Many definitions.</text:p>
            <text:p>Let us look at </text:p>
            <text:p><text:a xlink:href="http://www.sei.cmu.edu/architecture/">http://www.sei.cmu.edu/architecture/</text:a>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The software architecture </text:p>
            <text:p>of a program or computing system </text:p>
            <text:p>is a depiction of the system </text:p>
            <text:p>that aids in the understanding </text:p>
            <text:p>of how the system will behave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oftware architecture serves as the blueprint </text:p>
            <text:p>for both the system and the project developing it, defining the work assignments </text:p>
            <text:p>that must be carried out </text:p>
            <text:p>by design and implementation teams. 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he architecture is the primary carrier </text:p>
            <text:p>of system qualities </text:p>
            <text:p>such as </text:p>
            <text:p>performance, modifiability, and security, </text:p>
            <text:p>none of which can be achieved </text:p>
            <text:p>without a unifying architectural vis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<text:s/>Architecture is an artifact for early analysis </text:p>
            <text:p>to make sure that a design approach </text:p>
            <text:p>will yield an acceptable system.</text:p>
            <text:p>___________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<text:span text:style-name="T1">Architecture is the fundamental </text:span><text:span text:style-name="T2">organization</text:span><text:span text:style-name="T1"> of a </text:span><text:span text:style-name="T2">system</text:span><text:span text:style-name="T1"> embodied in its </text:span><text:span text:style-name="T2">components</text:span><text:span text:style-name="T1">, their </text:span><text:span text:style-name="T2">relationships</text:span><text:span text:style-name="T1"> to each other, and to the </text:span><text:span text:style-name="T2">environment</text:span><text:span text:style-name="T1">, and the principles guiding its design and evolution. </text:span></text:p>
            <text:p>[IEEE 1471]</text:p>
            <text:p><text:a xlink:href="http://www.ibm.com/developerworks/rational/library/">http://www.ibm.com/developerworks/rational/library/</text:a></text:p>
            <text:p>feb06/eeles/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><text:span text:style-name="T3">Search google images for software architecture and </text:span></text:p>
            <text:p><text:span text:style-name="T3">notice the variet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margin-top="0cm" fo:margin-bottom="0cm" fo:text-indent="0cm" style:text-autospace="none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8T11:09:08</meta:creation-date>
    <meta:editing-duration>PT23M19S</meta:editing-duration>
    <meta:editing-cycles>3</meta:editing-cycles>
    <dc:date>2012-10-08T12:07:15</dc:date>
    <meta:generator>LibreOffice/3.5$Linux_X86_64 LibreOffice_project/350m1$Build-2</meta:generator>
    <meta:document-statistic meta:object-count="110"/>
  </office:meta>
</office:document-meta>
</file>